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457in"/>
    </style:style>
    <style:style style:name="co3" style:family="table-column">
      <style:table-column-properties fo:break-before="auto" style:column-width="0.3043in"/>
    </style:style>
    <style:style style:name="co4" style:family="table-column">
      <style:table-column-properties fo:break-before="auto" style:column-width="1.7547in"/>
    </style:style>
    <style:style style:name="co5" style:family="table-column">
      <style:table-column-properties fo:break-before="auto" style:column-width="1.6791in"/>
    </style:style>
    <style:style style:name="co6" style:family="table-column">
      <style:table-column-properties fo:break-before="auto" style:column-width="1.0016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1.039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1.6756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3209in"/>
    </style:style>
    <style:style style:name="co13" style:family="table-column">
      <style:table-column-properties fo:break-before="auto" style:column-width="1.0201in"/>
    </style:style>
    <style:style style:name="co14" style:family="table-column">
      <style:table-column-properties fo:break-before="auto" style:column-width="1.3555in"/>
    </style:style>
    <style:style style:name="co15" style:family="table-column">
      <style:table-column-properties fo:break-before="auto" style:column-width="1.363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28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7"/>
    <style:style style:name="ce10" style:family="table-cell" style:parent-style-name="Default" style:data-style-name="N2"/>
    <style:style style:name="ce11" style:family="table-cell" style:parent-style-name="Default" style:data-style-name="N1"/>
    <style:style style:name="ce12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asy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  <table:table-cell table:formula="of:=[.H$2]&amp;&quot;ABC+&quot;&amp;[.H$3]&amp;&quot;AB+&quot;&amp;[.H$4]&amp;&quot;AC+&quot;&amp;[.H$5]&amp;&quot;BC+&quot;&amp;[.H$6]&amp;&quot;A+&quot;&amp;[.H$7]&amp;&quot;B+&quot;&amp;[.H$8]&amp;&quot;C+&quot;&amp;[.H$9]" office:value-type="string" office:string-value="-1ABC+0AB+0AC+0BC+1A+2B+3C+0">
            <text:p>-1ABC+0AB+0AC+0BC+1A+2B+3C+0</text:p>
          </table:table-cell>
          <table:table-cell table:style-name="ce1"/>
          <table:table-cell office:value-type="float" office:value="1.2">
            <text:p>1.2</text:p>
          </table:table-cell>
          <table:table-cell office:value-type="string">
            <text:p>coefficienten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(A+1)*(B+2)*(C+3) + A*B*C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-7191">
            <text:p>-7191</text:p>
          </table:table-cell>
          <table:table-cell table:formula="of:=[.H$2]*[.A2]*[.B2]*[.C2]+[.H$3]*[.A2]*[.B2]+[.H$4]*[.A2]*[.C2]+[.H$5]*[.B2]*[.C2]+[.H$6]*[.A2]+[.H$7]*[.B2]+[.H$8]*[.C2]+[.H$9]" office:value-type="float" office:value="-7191">
            <text:p>-7191</text:p>
          </table:table-cell>
          <table:table-cell table:formula="of:=([.D2]-[.E2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I2]+1)*([.J2]+2)*([.K2]+3)+[.I2]*[.J2]*[.K2]" office:value-type="float" office:value="18448">
            <text:p>18448</text:p>
          </table:table-cell>
          <table:table-cell/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N2]*[.N2]*[.O2]*[.O2]*[.P2]*[.P2]" office:value-type="float" office:value="55472704">
            <text:p>5547270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-8857">
            <text:p>-8857</text:p>
          </table:table-cell>
          <table:table-cell table:formula="of:=[.H$2]*[.A3]*[.B3]*[.C3]+[.H$3]*[.A3]*[.B3]+[.H$4]*[.A3]*[.C3]+[.H$5]*[.B3]*[.C3]+[.H$6]*[.A3]+[.H$7]*[.B3]+[.H$8]*[.C3]+[.H$9]" office:value-type="float" office:value="-8857">
            <text:p>-8857</text:p>
          </table:table-cell>
          <table:table-cell table:formula="of:=([.D3]-[.E3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([.I3]+1)*([.J3]+2)*([.K3]+3)+[.I3]*[.J3]*[.K3]" office:value-type="float" office:value="22704">
            <text:p>22704</text:p>
          </table:table-cell>
          <table:table-cell/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[.N3]*[.N3]*[.O3]*[.O3]*[.P3]*[.P3]" office:value-type="float" office:value="80568576">
            <text:p>8056857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-729057">
            <text:p>-729057</text:p>
          </table:table-cell>
          <table:table-cell table:formula="of:=[.H$2]*[.A4]*[.B4]*[.C4]+[.H$3]*[.A4]*[.B4]+[.H$4]*[.A4]*[.C4]+[.H$5]*[.B4]*[.C4]+[.H$6]*[.A4]+[.H$7]*[.B4]+[.H$8]*[.C4]+[.H$9]" office:value-type="float" office:value="-729057">
            <text:p>-729057</text:p>
          </table:table-cell>
          <table:table-cell table:formula="of:=([.D4]-[.E4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formula="of:=([.I4]+1)*([.J4]+2)*([.K4]+3)+[.I4]*[.J4]*[.K4]" office:value-type="float" office:value="1508928">
            <text:p>1508928</text:p>
          </table:table-cell>
          <table:table-cell/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formula="of:=[.N4]*[.N4]*[.O4]*[.O4]*[.P4]*[.P4]" office:value-type="float" office:value="532316160000">
            <text:p>532316160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-162469">
            <text:p>-162469</text:p>
          </table:table-cell>
          <table:table-cell table:formula="of:=[.H$2]*[.A5]*[.B5]*[.C5]+[.H$3]*[.A5]*[.B5]+[.H$4]*[.A5]*[.C5]+[.H$5]*[.B5]*[.C5]+[.H$6]*[.A5]+[.H$7]*[.B5]+[.H$8]*[.C5]+[.H$9]" office:value-type="float" office:value="-162469">
            <text:p>-162469</text:p>
          </table:table-cell>
          <table:table-cell table:formula="of:=([.D5]-[.E5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([.I5]+1)*([.J5]+2)*([.K5]+3)+[.I5]*[.J5]*[.K5]" office:value-type="float" office:value="346392">
            <text:p>346392</text:p>
          </table:table-cell>
          <table:table-cell/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[.N5]*[.N5]*[.O5]*[.O5]*[.P5]*[.P5]" office:value-type="float" office:value="26501235264">
            <text:p>2650123526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-286155">
            <text:p>-286155</text:p>
          </table:table-cell>
          <table:table-cell table:formula="of:=[.H$2]*[.A6]*[.B6]*[.C6]+[.H$3]*[.A6]*[.B6]+[.H$4]*[.A6]*[.C6]+[.H$5]*[.B6]*[.C6]+[.H$6]*[.A6]+[.H$7]*[.B6]+[.H$8]*[.C6]+[.H$9]" office:value-type="float" office:value="-286155">
            <text:p>-286155</text:p>
          </table:table-cell>
          <table:table-cell table:formula="of:=([.D6]-[.E6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table:formula="of:=([.I6]+1)*([.J6]+2)*([.K6]+3)+[.I6]*[.J6]*[.K6]" office:value-type="float" office:value="598806">
            <text:p>598806</text:p>
          </table:table-cell>
          <table:table-cell/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table:formula="of:=[.N6]*[.N6]*[.O6]*[.O6]*[.P6]*[.P6]" office:value-type="float" office:value="82126950084">
            <text:p>82126950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-2936">
            <text:p>-2936</text:p>
          </table:table-cell>
          <table:table-cell table:formula="of:=[.H$2]*[.A7]*[.B7]*[.C7]+[.H$3]*[.A7]*[.B7]+[.H$4]*[.A7]*[.C7]+[.H$5]*[.B7]*[.C7]+[.H$6]*[.A7]+[.H$7]*[.B7]+[.H$8]*[.C7]+[.H$9]" office:value-type="float" office:value="-2936">
            <text:p>-2936</text:p>
          </table:table-cell>
          <table:table-cell table:formula="of:=([.D7]-[.E7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table:number-columns-repeated="2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table:formula="of:=([.I7]+1)*([.J7]+2)*([.K7]+3)+[.I7]*[.J7]*[.K7]" office:value-type="float" office:value="8838">
            <text:p>8838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table:formula="of:=[.N7]*[.N7]*[.O7]*[.O7]*[.P7]*[.P7]" office:value-type="float" office:value="10036224">
            <text:p>1003622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-50390">
            <text:p>-50390</text:p>
          </table:table-cell>
          <table:table-cell table:formula="of:=[.H$2]*[.A8]*[.B8]*[.C8]+[.H$3]*[.A8]*[.B8]+[.H$4]*[.A8]*[.C8]+[.H$5]*[.B8]*[.C8]+[.H$6]*[.A8]+[.H$7]*[.B8]+[.H$8]*[.C8]+[.H$9]" office:value-type="float" office:value="-50390">
            <text:p>-50390</text:p>
          </table:table-cell>
          <table:table-cell table:formula="of:=([.D8]-[.E8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([.I8]+1)*([.J8]+2)*([.K8]+3)+[.I8]*[.J8]*[.K8]" office:value-type="float" office:value="112071">
            <text:p>112071</text:p>
          </table:table-cell>
          <table:table-cell/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[.N8]*[.N8]*[.O8]*[.O8]*[.P8]*[.P8]" office:value-type="float" office:value="2559550464">
            <text:p>25595504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-31957">
            <text:p>-31957</text:p>
          </table:table-cell>
          <table:table-cell table:formula="of:=[.H$2]*[.A9]*[.B9]*[.C9]+[.H$3]*[.A9]*[.B9]+[.H$4]*[.A9]*[.C9]+[.H$5]*[.B9]*[.C9]+[.H$6]*[.A9]+[.H$7]*[.B9]+[.H$8]*[.C9]+[.H$9]" office:value-type="float" office:value="-31957">
            <text:p>-31957</text:p>
          </table:table-cell>
          <table:table-cell table:formula="of:=([.D9]-[.E9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table:formula="of:=([.I9]+1)*([.J9]+2)*([.K9]+3)+[.I9]*[.J9]*[.K9]" office:value-type="float" office:value="71172">
            <text:p>71172</text:p>
          </table:table-cell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table:formula="of:=[.N9]*[.N9]*[.O9]*[.O9]*[.P9]*[.P9]" office:value-type="float" office:value="1042773264">
            <text:p>104277326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-24009">
            <text:p>-24009</text:p>
          </table:table-cell>
          <table:table-cell table:formula="of:=[.H$2]*[.A10]*[.B10]*[.C10]+[.H$3]*[.A10]*[.B10]+[.H$4]*[.A10]*[.C10]+[.H$5]*[.B10]*[.C10]+[.H$6]*[.A10]+[.H$7]*[.B10]+[.H$8]*[.C10]+[.H$9]" office:value-type="float" office:value="-24009">
            <text:p>-24009</text:p>
          </table:table-cell>
          <table:table-cell table:formula="of:=([.D10]-[.E10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([.I10]+1)*([.J10]+2)*([.K10]+3)+[.I10]*[.J10]*[.K10]" office:value-type="float" office:value="59392">
            <text:p>59392</text:p>
          </table:table-cell>
          <table:table-cell/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[.N10]*[.N10]*[.O10]*[.O10]*[.P10]*[.P10]" office:value-type="float" office:value="585252864">
            <text:p>58525286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-7679">
            <text:p>-7679</text:p>
          </table:table-cell>
          <table:table-cell table:formula="of:=[.H$2]*[.A11]*[.B11]*[.C11]+[.H$3]*[.A11]*[.B11]+[.H$4]*[.A11]*[.C11]+[.H$5]*[.B11]*[.C11]+[.H$6]*[.A11]+[.H$7]*[.B11]+[.H$8]*[.C11]+[.H$9]" office:value-type="float" office:value="-7679">
            <text:p>-7679</text:p>
          </table:table-cell>
          <table:table-cell table:formula="of:=([.D11]-[.E11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([.I11]+1)*([.J11]+2)*([.K11]+3)+[.I11]*[.J11]*[.K11]" office:value-type="float" office:value="24856">
            <text:p>24856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[.N11]*[.N11]*[.O11]*[.O11]*[.P11]*[.P11]" office:value-type="float" office:value="62726400">
            <text:p>627264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-145441">
            <text:p>-145441</text:p>
          </table:table-cell>
          <table:table-cell table:formula="of:=[.H$2]*[.A12]*[.B12]*[.C12]+[.H$3]*[.A12]*[.B12]+[.H$4]*[.A12]*[.C12]+[.H$5]*[.B12]*[.C12]+[.H$6]*[.A12]+[.H$7]*[.B12]+[.H$8]*[.C12]+[.H$9]" office:value-type="float" office:value="-145441">
            <text:p>-145441</text:p>
          </table:table-cell>
          <table:table-cell table:formula="of:=([.D12]-[.E12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([.I12]+1)*([.J12]+2)*([.K12]+3)+[.I12]*[.J12]*[.K12]" office:value-type="float" office:value="313128">
            <text:p>313128</text:p>
          </table:table-cell>
          <table:table-cell/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[.N12]*[.N12]*[.O12]*[.O12]*[.P12]*[.P12]" office:value-type="float" office:value="21236649984">
            <text:p>212366499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-42723">
            <text:p>-42723</text:p>
          </table:table-cell>
          <table:table-cell table:formula="of:=[.H$2]*[.A13]*[.B13]*[.C13]+[.H$3]*[.A13]*[.B13]+[.H$4]*[.A13]*[.C13]+[.H$5]*[.B13]*[.C13]+[.H$6]*[.A13]+[.H$7]*[.B13]+[.H$8]*[.C13]+[.H$9]" office:value-type="float" office:value="-42723">
            <text:p>-42723</text:p>
          </table:table-cell>
          <table:table-cell table:formula="of:=([.D13]-[.E13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formula="of:=([.I13]+1)*([.J13]+2)*([.K13]+3)+[.I13]*[.J13]*[.K13]" office:value-type="float" office:value="93465">
            <text:p>93465</text:p>
          </table:table-cell>
          <table:table-cell/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formula="of:=[.N13]*[.N13]*[.O13]*[.O13]*[.P13]*[.P13]" office:value-type="float" office:value="1854594225">
            <text:p>18545942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-22169">
            <text:p>-22169</text:p>
          </table:table-cell>
          <table:table-cell table:formula="of:=[.H$2]*[.A14]*[.B14]*[.C14]+[.H$3]*[.A14]*[.B14]+[.H$4]*[.A14]*[.C14]+[.H$5]*[.B14]*[.C14]+[.H$6]*[.A14]+[.H$7]*[.B14]+[.H$8]*[.C14]+[.H$9]" office:value-type="float" office:value="-22169">
            <text:p>-22169</text:p>
          </table:table-cell>
          <table:table-cell table:formula="of:=([.D14]-[.E14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([.I14]+1)*([.J14]+2)*([.K14]+3)+[.I14]*[.J14]*[.K14]" office:value-type="float" office:value="50142">
            <text:p>50142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[.N14]*[.N14]*[.O14]*[.O14]*[.P14]*[.P14]" office:value-type="float" office:value="503553600">
            <text:p>5035536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8068">
            <text:p>-8068</text:p>
          </table:table-cell>
          <table:table-cell table:formula="of:=[.H$2]*[.A15]*[.B15]*[.C15]+[.H$3]*[.A15]*[.B15]+[.H$4]*[.A15]*[.C15]+[.H$5]*[.B15]*[.C15]+[.H$6]*[.A15]+[.H$7]*[.B15]+[.H$8]*[.C15]+[.H$9]" office:value-type="float" office:value="-8068">
            <text:p>-8068</text:p>
          </table:table-cell>
          <table:table-cell table:formula="of:=([.D15]-[.E15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I15]+1)*([.J15]+2)*([.K15]+3)+[.I15]*[.J15]*[.K15]" office:value-type="float" office:value="19960">
            <text:p>19960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N15]*[.N15]*[.O15]*[.O15]*[.P15]*[.P15]" office:value-type="float" office:value="67240000">
            <text:p>6724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-9052">
            <text:p>-9052</text:p>
          </table:table-cell>
          <table:table-cell table:formula="of:=[.H$2]*[.A16]*[.B16]*[.C16]+[.H$3]*[.A16]*[.B16]+[.H$4]*[.A16]*[.C16]+[.H$5]*[.B16]*[.C16]+[.H$6]*[.A16]+[.H$7]*[.B16]+[.H$8]*[.C16]+[.H$9]" office:value-type="float" office:value="-9052">
            <text:p>-9052</text:p>
          </table:table-cell>
          <table:table-cell table:formula="of:=([.D16]-[.E16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I16]+1)*([.J16]+2)*([.K16]+3)+[.I16]*[.J16]*[.K16]" office:value-type="float" office:value="22510">
            <text:p>22510</text:p>
          </table:table-cell>
          <table:table-cell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N16]*[.N16]*[.O16]*[.O16]*[.P16]*[.P16]" office:value-type="float" office:value="86676100">
            <text:p>86676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-364198">
            <text:p>-364198</text:p>
          </table:table-cell>
          <table:table-cell table:formula="of:=[.H$2]*[.A17]*[.B17]*[.C17]+[.H$3]*[.A17]*[.B17]+[.H$4]*[.A17]*[.C17]+[.H$5]*[.B17]*[.C17]+[.H$6]*[.A17]+[.H$7]*[.B17]+[.H$8]*[.C17]+[.H$9]" office:value-type="float" office:value="-364198">
            <text:p>-364198</text:p>
          </table:table-cell>
          <table:table-cell table:formula="of:=([.D17]-[.E17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formula="of:=([.I17]+1)*([.J17]+2)*([.K17]+3)+[.I17]*[.J17]*[.K17]" office:value-type="float" office:value="759594">
            <text:p>759594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formula="of:=[.N17]*[.N17]*[.O17]*[.O17]*[.P17]*[.P17]" office:value-type="float" office:value="132969622500">
            <text:p>1329696225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-4704">
            <text:p>-4704</text:p>
          </table:table-cell>
          <table:table-cell table:formula="of:=[.H$2]*[.A18]*[.B18]*[.C18]+[.H$3]*[.A18]*[.B18]+[.H$4]*[.A18]*[.C18]+[.H$5]*[.B18]*[.C18]+[.H$6]*[.A18]+[.H$7]*[.B18]+[.H$8]*[.C18]+[.H$9]" office:value-type="float" office:value="-4704">
            <text:p>-4704</text:p>
          </table:table-cell>
          <table:table-cell table:formula="of:=([.D18]-[.E18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formula="of:=([.I18]+1)*([.J18]+2)*([.K18]+3)+[.I18]*[.J18]*[.K18]" office:value-type="float" office:value="12702">
            <text:p>12702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formula="of:=[.N18]*[.N18]*[.O18]*[.O18]*[.P18]*[.P18]" office:value-type="float" office:value="25220484">
            <text:p>252204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-28442">
            <text:p>-28442</text:p>
          </table:table-cell>
          <table:table-cell table:formula="of:=[.H$2]*[.A19]*[.B19]*[.C19]+[.H$3]*[.A19]*[.B19]+[.H$4]*[.A19]*[.C19]+[.H$5]*[.B19]*[.C19]+[.H$6]*[.A19]+[.H$7]*[.B19]+[.H$8]*[.C19]+[.H$9]" office:value-type="float" office:value="-28442">
            <text:p>-28442</text:p>
          </table:table-cell>
          <table:table-cell table:formula="of:=([.D19]-[.E19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([.I19]+1)*([.J19]+2)*([.K19]+3)+[.I19]*[.J19]*[.K19]" office:value-type="float" office:value="63052">
            <text:p>63052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[.N19]*[.N19]*[.O19]*[.O19]*[.P19]*[.P19]" office:value-type="float" office:value="820478736">
            <text:p>82047873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-32101">
            <text:p>-32101</text:p>
          </table:table-cell>
          <table:table-cell table:formula="of:=[.H$2]*[.A20]*[.B20]*[.C20]+[.H$3]*[.A20]*[.B20]+[.H$4]*[.A20]*[.C20]+[.H$5]*[.B20]*[.C20]+[.H$6]*[.A20]+[.H$7]*[.B20]+[.H$8]*[.C20]+[.H$9]" office:value-type="float" office:value="-32101">
            <text:p>-32101</text:p>
          </table:table-cell>
          <table:table-cell table:formula="of:=([.D20]-[.E20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formula="of:=([.I20]+1)*([.J20]+2)*([.K20]+3)+[.I20]*[.J20]*[.K20]" office:value-type="float" office:value="72780">
            <text:p>72780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formula="of:=[.N20]*[.N20]*[.O20]*[.O20]*[.P20]*[.P20]" office:value-type="float" office:value="1048205376">
            <text:p>10482053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2" table:formula="of:=SQRT(SUM([.F2:.F20])/19)" office:value-type="float" office:value="0">
            <text:p>0.0</text:p>
          </table:table-cell>
          <table:table-cell table:style-name="ce2" table:formula="of:=SQRT(SUM([.G2:.G20])/19)" office:value-type="float" office:value="1.2">
            <text:p>1.2</text:p>
          </table:table-cell>
          <table:table-cell table:style-name="ce2"/>
          <table:table-cell table:number-columns-repeated="9"/>
        </table:table-row>
      </table:table>
      <table:table table:name="easy_cmaes" table:style-name="ta1" table:print="false"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8" table:default-cell-style-name="ce3"/>
        <table:table-row table:style-name="ro1">
          <table:table-cell/>
          <table:table-cell table:style-name="ce1" office:value-type="string">
            <text:p>Coefficienten met:</text:p>
          </table:table-cell>
          <table:table-cell table:number-columns-repeated="1022"/>
        </table:table-row>
        <table:table-row table:style-name="ro1">
          <table:table-cell office:value-type="string">
            <text:p>termen</text:p>
          </table:table-cell>
          <table:table-cell office:value-type="string">
            <text:p>GP (met DEAP)</text:p>
          </table:table-cell>
          <table:table-cell office:value-type="string">
            <text:p>pySOT discreet</text:p>
          </table:table-cell>
          <table:table-cell office:value-type="string">
            <text:p>pySOT continue</text:p>
          </table:table-cell>
          <table:table-cell office:value-type="string">
            <text:p>CMA-ES</text:p>
          </table:table-cell>
          <table:table-cell office:value-type="string">
            <text:p>SHADEILS</text:p>
          </table:table-cell>
          <table:table-cell table:number-columns-repeated="1018"/>
        </table:table-row>
        <table:table-row table:style-name="ro1">
          <table:table-cell office:value-type="string">
            <text:p>ABC</text:p>
          </table:table-cell>
          <table:table-cell table:number-columns-repeated="5" office:value-type="float" office:value="-1">
            <text:p>-1</text:p>
          </table:table-cell>
          <table:table-cell table:number-columns-repeated="1018"/>
        </table:table-row>
        <table:table-row table:style-name="ro1">
          <table:table-cell office:value-type="string">
            <text:p>AB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C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1">
            <text:p>-0.1</text:p>
          </table:table-cell>
          <table:table-cell table:number-columns-repeated="1018"/>
        </table:table-row>
        <table:table-row table:style-name="ro1">
          <table:table-cell office:value-type="string">
            <text:p>BC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 office:value-type="float" office:value="-1.6">
            <text:p>-1.6</text:p>
          </table:table-cell>
          <table:table-cell office:value-type="float" office:value="6.1">
            <text:p>6.1</text:p>
          </table:table-cell>
          <table:table-cell office:value-type="float" office:value="5.6">
            <text:p>5.6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table:number-columns-repeated="2"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table:style-name="ce4"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.0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8.5">
            <text:p>8.5</text:p>
          </table:table-cell>
          <table:table-cell office:value-type="float" office:value="-34.1">
            <text:p>-34.1</text:p>
          </table:table-cell>
          <table:table-cell office:value-type="float" office:value="-9">
            <text:p>-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ror (rmse)</text:p>
          </table:table-cell>
          <table:table-cell office:value-type="float" office:value="80.1">
            <text:p>80.1</text:p>
          </table:table-cell>
          <table:table-cell office:value-type="float" office:value="83.6">
            <text:p>83.6</text:p>
          </table:table-cell>
          <table:table-cell office:value-type="float" office:value="418.6">
            <text:p>418.6</text:p>
          </table:table-cell>
          <table:table-cell table:style-name="ce4" office:value-type="float" office:value="74">
            <text:p>74.0</text:p>
          </table:table-cell>
          <table:table-cell table:style-name="ce4" office:value-type="float" office:value="75">
            <text:p>75.0</text:p>
          </table:table-cell>
          <table:table-cell table:number-columns-repeated="1018"/>
        </table:table-row>
        <table:table-row table:style-name="ro1">
          <table:table-cell office:value-type="string">
            <text:p># evaluaties</text:p>
          </table:table-cell>
          <table:table-cell office:value-type="string">
            <text:p>~30000</text:p>
          </table:table-cell>
          <table:table-cell office:value-type="float" office:value="2500">
            <text:p>2500</text:p>
          </table:table-cell>
          <table:table-cell office:value-type="float" office:value="24000">
            <text:p>24000</text:p>
          </table:table-cell>
          <table:table-cell office:value-type="float" office:value="8600">
            <text:p>8600</text:p>
          </table:table-cell>
          <table:table-cell office:value-type="float" office:value="171559">
            <text:p>171559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ium" table:style-name="ta1" table:print="false">
        <table:table-column table:style-name="co1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1017" table:default-cell-style-name="ce3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SEARCH AREA</text:p>
          </table:table-cell>
          <table:table-cell office:value-type="string">
            <text:p>TARGET OUTPUT</text:p>
          </table:table-cell>
          <table:table-cell office:value-type="string">
            <text:p>MAARTEN OUTPUT</text:p>
          </table:table-cell>
          <table:table-cell office:value-type="string">
            <text:p>RMSE</text:p>
          </table:table-cell>
          <table:table-cell office:value-type="string">
            <text:p>AE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style-name="ce5" table:formula="of:=[.E2]-([.A2]+[.A2]*[.B2]+[.A2]*[.B2]*[.C2]-[.C2]*[.C2]+[.C2]/[.A2]+7*[.B2]/[.C2])" office:value-type="float" office:value="7.6157731058338">
            <text:p>7.615773105834</text:p>
          </table:table-cell>
          <table:table-cell table:style-name="ce6" office:value-type="float" office:value="58328.4056281783">
            <text:p>58328.41</text:p>
          </table:table-cell>
          <table:table-cell table:style-name="ce6" table:formula="of:=[.A2]+[.A2]*[.B2]+[.A2]*[.B2]*[.C2]-[.C2]*[.C2]+[.C2]/[.A2]+7*[.B2]/[.C2]+4 + ([.B2]-16)*([.B2]/8 + 16)/(3*[.B2] + 96)" office:value-type="float" office:value="58328.4065217391">
            <text:p>58328.41</text:p>
          </table:table-cell>
          <table:table-cell table:style-name="ce7" table:formula="of:=([.E2]-[.F2])^2" office:value-type="float" office:value="0.000000798450965508255">
            <text:p>0.0000</text:p>
          </table:table-cell>
          <table:table-cell table:style-name="ce7" table:formula="of:=ABS([.E2]-[.F2])" office:value-type="float" office:value="0.000893560834811069">
            <text:p>0.0009</text:p>
          </table:table-cell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style-name="ce5" table:formula="of:=[.E3]-([.A3]+[.A3]*[.B3]+[.A3]*[.B3]*[.C3]-[.C3]*[.C3]+[.C3]/[.A3]+7*[.B3]/[.C3])" office:value-type="float" office:value="7.28010988938331">
            <text:p>7.280109889383</text:p>
          </table:table-cell>
          <table:table-cell table:style-name="ce6" office:value-type="float" office:value="122497.85166624">
            <text:p>122497.85</text:p>
          </table:table-cell>
          <table:table-cell table:style-name="ce6" table:formula="of:=[.A3]+[.A3]*[.B3]+[.A3]*[.B3]*[.C3]-[.C3]*[.C3]+[.C3]/[.A3]+7*[.B3]/[.C3]+4 + ([.B3]-16)*([.B3]/8 + 16)/(3*[.B3] + 96)" office:value-type="float" office:value="122497.854399488">
            <text:p>122497.85</text:p>
          </table:table-cell>
          <table:table-cell table:style-name="ce7" table:formula="of:=([.E3]-[.F3])^2" office:value-type="float" office:value="0.00000747064396530072">
            <text:p>0.0000</text:p>
          </table:table-cell>
          <table:table-cell table:style-name="ce7" table:formula="of:=ABS([.E3]-[.F3])" office:value-type="float" office:value="0.0027332478784956">
            <text:p>0.0027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table:style-name="ce5" table:formula="of:=[.E4]-([.A4]+[.A4]*[.B4]+[.A4]*[.B4]*[.C4]-[.C4]*[.C4]+[.C4]/[.A4]+7*[.B4]/[.C4])" office:value-type="float" office:value="7.6811457478907">
            <text:p>7.681145747891</text:p>
          </table:table-cell>
          <table:table-cell table:style-name="ce6" office:value-type="float" office:value="226130.361605518">
            <text:p>226130.36</text:p>
            <draw:frame table:end-cell-address="medium.K23" table:end-x="0.2894in" table:end-y="0.1717in" draw:z-index="0" draw:style-name="gr1" draw:text-style-name="P1" svg:width="6.2988in" svg:height="3.5429in" svg:x="0.1646in" svg:y="0.0071in">
              <draw:object draw:notify-on-update-of-ranges="medium.B2:medium.B20 medium.D2:medium.D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formula="of:=[.A4]+[.A4]*[.B4]+[.A4]*[.B4]*[.C4]-[.C4]*[.C4]+[.C4]/[.A4]+7*[.B4]/[.C4]+4 + ([.B4]-16)*([.B4]/8 + 16)/(3*[.B4] + 96)" office:value-type="float" office:value="226130.362236327">
            <text:p>226130.36</text:p>
          </table:table-cell>
          <table:table-cell table:style-name="ce7" table:formula="of:=([.E4]-[.F4])^2" office:value-type="float" office:value="0.000000397919840259168">
            <text:p>0.0000</text:p>
          </table:table-cell>
          <table:table-cell table:style-name="ce7" table:formula="of:=ABS([.E4]-[.F4])" office:value-type="float" office:value="0.000630808877758682">
            <text:p>0.0006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table:style-name="ce5" table:formula="of:=[.E5]-([.A5]+[.A5]*[.B5]+[.A5]*[.B5]*[.C5]-[.C5]*[.C5]+[.C5]/[.A5]+7*[.B5]/[.C5])" office:value-type="float" office:value="9.11043357913513">
            <text:p>9.110433579135</text:p>
          </table:table-cell>
          <table:table-cell table:style-name="ce6" office:value-type="float" office:value="25951.8571002458">
            <text:p>25951.86</text:p>
          </table:table-cell>
          <table:table-cell table:style-name="ce6" table:formula="of:=[.A5]+[.A5]*[.B5]+[.A5]*[.B5]*[.C5]-[.C5]*[.C5]+[.C5]/[.A5]+7*[.B5]/[.C5]+4 + ([.B5]-16)*([.B5]/8 + 16)/(3*[.B5] + 96)" office:value-type="float" office:value="25951.8687681159">
            <text:p>25951.87</text:p>
          </table:table-cell>
          <table:table-cell table:style-name="ce7" table:formula="of:=([.E5]-[.F5])^2" office:value-type="float" office:value="0.000136139193639764">
            <text:p>0.0001</text:p>
          </table:table-cell>
          <table:table-cell table:style-name="ce7" table:formula="of:=ABS([.E5]-[.F5])" office:value-type="float" office:value="0.0116678701415367">
            <text:p>0.0117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table:formula="of:=[.E6]-([.A6]+[.A6]*[.B6]+[.A6]*[.B6]*[.C6]-[.C6]*[.C6]+[.C6]/[.A6]+7*[.B6]/[.C6])" office:value-type="float" office:value="3.16227766016527">
            <text:p>3.162277660165</text:p>
          </table:table-cell>
          <table:table-cell table:style-name="ce6" office:value-type="float" office:value="1585.79130991823">
            <text:p>1585.79</text:p>
          </table:table-cell>
          <table:table-cell table:style-name="ce6" table:formula="of:=[.A6]+[.A6]*[.B6]+[.A6]*[.B6]*[.C6]-[.C6]*[.C6]+[.C6]/[.A6]+7*[.B6]/[.C6]+4 + ([.B6]-16)*([.B6]/8 + 16)/(3*[.B6] + 96)" office:value-type="float" office:value="1585.80760368664">
            <text:p>1585.81</text:p>
          </table:table-cell>
          <table:table-cell table:style-name="ce7" table:formula="of:=([.E6]-[.F6])^2" office:value-type="float" office:value="0.000265486888870254">
            <text:p>0.0003</text:p>
          </table:table-cell>
          <table:table-cell table:style-name="ce7" table:formula="of:=ABS([.E6]-[.F6])" office:value-type="float" office:value="0.016293768406058">
            <text:p>0.016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table:style-name="ce5" table:formula="of:=[.E7]-([.A7]+[.A7]*[.B7]+[.A7]*[.B7]*[.C7]-[.C7]*[.C7]+[.C7]/[.A7]+7*[.B7]/[.C7])" office:value-type="float" office:value="9.38083151943283">
            <text:p>9.380831519433</text:p>
          </table:table-cell>
          <table:table-cell table:style-name="ce6" office:value-type="float" office:value="153039.959262892">
            <text:p>153039.96</text:p>
          </table:table-cell>
          <table:table-cell table:style-name="ce6" table:formula="of:=[.A7]+[.A7]*[.B7]+[.A7]*[.B7]*[.C7]-[.C7]*[.C7]+[.C7]/[.A7]+7*[.B7]/[.C7]+4 + ([.B7]-16)*([.B7]/8 + 16)/(3*[.B7] + 96)" office:value-type="float" office:value="153039.978431373">
            <text:p>153039.98</text:p>
          </table:table-cell>
          <table:table-cell table:style-name="ce7" table:formula="of:=([.E7]-[.F7])^2" office:value-type="float" office:value="0.000367430647030764">
            <text:p>0.0004</text:p>
          </table:table-cell>
          <table:table-cell table:style-name="ce7" table:formula="of:=ABS([.E7]-[.F7])" office:value-type="float" office:value="0.0191684805613477">
            <text:p>0.0192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table:style-name="ce5" table:formula="of:=[.E8]-([.A8]+[.A8]*[.B8]+[.A8]*[.B8]*[.C8]-[.C8]*[.C8]+[.C8]/[.A8]+7*[.B8]/[.C8])" office:value-type="float" office:value="8.54400374507532">
            <text:p>8.544003745075</text:p>
          </table:table-cell>
          <table:table-cell table:style-name="ce6" office:value-type="float" office:value="332581.995255392">
            <text:p>332582.00</text:p>
          </table:table-cell>
          <table:table-cell table:style-name="ce6" table:formula="of:=[.A8]+[.A8]*[.B8]+[.A8]*[.B8]*[.C8]-[.C8]*[.C8]+[.C8]/[.A8]+7*[.B8]/[.C8]+4 + ([.B8]-16)*([.B8]/8 + 16)/(3*[.B8] + 96)" office:value-type="float" office:value="332581.997680218">
            <text:p>332582.00</text:p>
          </table:table-cell>
          <table:table-cell table:style-name="ce7" table:formula="of:=([.E8]-[.F8])^2" office:value-type="float" office:value="0.00000587978297249118">
            <text:p>0.0000</text:p>
          </table:table-cell>
          <table:table-cell table:style-name="ce7" table:formula="of:=ABS([.E8]-[.F8])" office:value-type="float" office:value="0.00242482637986541">
            <text:p>0.0024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style-name="ce5" table:formula="of:=[.E9]-([.A9]+[.A9]*[.B9]+[.A9]*[.B9]*[.C9]-[.C9]*[.C9]+[.C9]/[.A9]+7*[.B9]/[.C9])" office:value-type="float" office:value="6.78232998312342">
            <text:p>6.782329983123</text:p>
          </table:table-cell>
          <table:table-cell table:style-name="ce6" office:value-type="float" office:value="4572.4601077609">
            <text:p>4572.46</text:p>
          </table:table-cell>
          <table:table-cell table:style-name="ce6" table:formula="of:=[.A9]+[.A9]*[.B9]+[.A9]*[.B9]*[.C9]-[.C9]*[.C9]+[.C9]/[.A9]+7*[.B9]/[.C9]+4 + ([.B9]-16)*([.B9]/8 + 16)/(3*[.B9] + 96)" office:value-type="float" office:value="4572.46623931624">
            <text:p>4572.47</text:p>
          </table:table-cell>
          <table:table-cell table:style-name="ce7" table:formula="of:=([.E9]-[.F9])^2" office:value-type="float" office:value="0.0000375959708687225">
            <text:p>0.0000</text:p>
          </table:table-cell>
          <table:table-cell table:style-name="ce7" table:formula="of:=ABS([.E9]-[.F9])" office:value-type="float" office:value="0.00613155533847021">
            <text:p>0.0061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table:style-name="ce5" table:formula="of:=[.E10]-([.A10]+[.A10]*[.B10]+[.A10]*[.B10]*[.C10]-[.C10]*[.C10]+[.C10]/[.A10]+7*[.B10]/[.C10])" office:value-type="float" office:value="2.99999999995634">
            <text:p>2.999999999956</text:p>
          </table:table-cell>
          <table:table-cell table:style-name="ce6" office:value-type="float" office:value="33755.2420454545">
            <text:p>33755.24</text:p>
          </table:table-cell>
          <table:table-cell table:style-name="ce6" table:formula="of:=[.A10]+[.A10]*[.B10]+[.A10]*[.B10]*[.C10]-[.C10]*[.C10]+[.C10]/[.A10]+7*[.B10]/[.C10]+4 + ([.B10]-16)*([.B10]/8 + 16)/(3*[.B10] + 96)" office:value-type="float" office:value="33755.2674519586">
            <text:p>33755.27</text:p>
          </table:table-cell>
          <table:table-cell table:style-name="ce7" table:formula="of:=([.E10]-[.F10])^2" office:value-type="float" office:value="0.000645490450995149">
            <text:p>0.0006</text:p>
          </table:table-cell>
          <table:table-cell table:style-name="ce7" table:formula="of:=ABS([.E10]-[.F10])" office:value-type="float" office:value="0.0254065041081049">
            <text:p>0.0254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style-name="ce5" table:formula="of:=[.E11]-([.A11]+[.A11]*[.B11]+[.A11]*[.B11]*[.C11]-[.C11]*[.C11]+[.C11]/[.A11]+7*[.B11]/[.C11])" office:value-type="float" office:value="8.3666002653772">
            <text:p>8.366600265377</text:p>
          </table:table-cell>
          <table:table-cell table:style-name="ce6" office:value-type="float" office:value="34802.7661861867">
            <text:p>34802.77</text:p>
          </table:table-cell>
          <table:table-cell table:style-name="ce6" table:formula="of:=[.A11]+[.A11]*[.B11]+[.A11]*[.B11]*[.C11]-[.C11]*[.C11]+[.C11]/[.A11]+7*[.B11]/[.C11]+4 + ([.B11]-16)*([.B11]/8 + 16)/(3*[.B11] + 96)" office:value-type="float" office:value="34802.7672329802">
            <text:p>34802.77</text:p>
          </table:table-cell>
          <table:table-cell table:style-name="ce7" table:formula="of:=([.E11]-[.F11])^2" office:value-type="float" office:value="0.00000109577652286002">
            <text:p>0.0000</text:p>
          </table:table-cell>
          <table:table-cell table:style-name="ce7" table:formula="of:=ABS([.E11]-[.F11])" office:value-type="float" office:value="0.00104679344804026">
            <text:p>0.0010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5" table:formula="of:=[.E12]-([.A12]+[.A12]*[.B12]+[.A12]*[.B12]*[.C12]-[.C12]*[.C12]+[.C12]/[.A12]+7*[.B12]/[.C12])" office:value-type="float" office:value="4.58257569495549">
            <text:p>4.582575694956</text:p>
          </table:table-cell>
          <table:table-cell table:style-name="ce6" office:value-type="float" office:value="986.597727210107">
            <text:p>986.60</text:p>
          </table:table-cell>
          <table:table-cell table:style-name="ce6" table:formula="of:=[.A12]+[.A12]*[.B12]+[.A12]*[.B12]*[.C12]-[.C12]*[.C12]+[.C12]/[.A12]+7*[.B12]/[.C12]+4 + ([.B12]-16)*([.B12]/8 + 16)/(3*[.B12] + 96)" office:value-type="float" office:value="986.600843339051">
            <text:p>986.60</text:p>
          </table:table-cell>
          <table:table-cell table:style-name="ce7" table:formula="of:=([.E12]-[.F12])^2" office:value-type="float" office:value="0.00000971025959519613">
            <text:p>0.0000</text:p>
          </table:table-cell>
          <table:table-cell table:style-name="ce7" table:formula="of:=ABS([.E12]-[.F12])" office:value-type="float" office:value="0.00311612894392965">
            <text:p>0.0031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table:style-name="ce5" table:formula="of:=[.E13]-([.A13]+[.A13]*[.B13]+[.A13]*[.B13]*[.C13]-[.C13]*[.C13]+[.C13]/[.A13]+7*[.B13]/[.C13])" office:value-type="float" office:value="6.55743852441083">
            <text:p>6.557438524411</text:p>
          </table:table-cell>
          <table:table-cell table:style-name="ce6" office:value-type="float" office:value="133757.419757365">
            <text:p>133757.42</text:p>
          </table:table-cell>
          <table:table-cell table:style-name="ce6" table:formula="of:=[.A13]+[.A13]*[.B13]+[.A13]*[.B13]*[.C13]-[.C13]*[.C13]+[.C13]/[.A13]+7*[.B13]/[.C13]+4 + ([.B13]-16)*([.B13]/8 + 16)/(3*[.B13] + 96)" office:value-type="float" office:value="133757.427318841">
            <text:p>133757.43</text:p>
          </table:table-cell>
          <table:table-cell table:style-name="ce7" table:formula="of:=([.E13]-[.F13])^2" office:value-type="float" office:value="0.0000571759131208687">
            <text:p>0.0001</text:p>
          </table:table-cell>
          <table:table-cell table:style-name="ce7" table:formula="of:=ABS([.E13]-[.F13])" office:value-type="float" office:value="0.00756147559150122">
            <text:p>0.0076</text:p>
          </table:table-cell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style-name="ce5" table:formula="of:=[.E14]-([.A14]+[.A14]*[.B14]+[.A14]*[.B14]*[.C14]-[.C14]*[.C14]+[.C14]/[.A14]+7*[.B14]/[.C14])" office:value-type="float" office:value="5.74456264656328">
            <text:p>5.744562646563</text:p>
          </table:table-cell>
          <table:table-cell table:style-name="ce6" office:value-type="float" office:value="58962.0947075741">
            <text:p>58962.09</text:p>
          </table:table-cell>
          <table:table-cell table:style-name="ce6" table:formula="of:=[.A14]+[.A14]*[.B14]+[.A14]*[.B14]*[.C14]-[.C14]*[.C14]+[.C14]/[.A14]+7*[.B14]/[.C14]+4 + ([.B14]-16)*([.B14]/8 + 16)/(3*[.B14] + 96)" office:value-type="float" office:value="58962.104632107">
            <text:p>58962.10</text:p>
          </table:table-cell>
          <table:table-cell table:style-name="ce7" table:formula="of:=([.E14]-[.F14])^2" office:value-type="float" office:value="0.0000984963537923481">
            <text:p>0.0001</text:p>
          </table:table-cell>
          <table:table-cell table:style-name="ce7" table:formula="of:=ABS([.E14]-[.F14])" office:value-type="float" office:value="0.00992453292565187">
            <text:p>0.0099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style-name="ce5" table:formula="of:=[.E15]-([.A15]+[.A15]*[.B15]+[.A15]*[.B15]*[.C15]-[.C15]*[.C15]+[.C15]/[.A15]+7*[.B15]/[.C15])" office:value-type="float" office:value="9.89949493709719">
            <text:p>9.899494937097</text:p>
          </table:table-cell>
          <table:table-cell table:style-name="ce6" office:value-type="float" office:value="411539.385447318">
            <text:p>411539.39</text:p>
          </table:table-cell>
          <table:table-cell table:style-name="ce6" table:formula="of:=[.A15]+[.A15]*[.B15]+[.A15]*[.B15]*[.C15]-[.C15]*[.C15]+[.C15]/[.A15]+7*[.B15]/[.C15]+4 + ([.B15]-16)*([.B15]/8 + 16)/(3*[.B15] + 96)" office:value-type="float" office:value="411539.425695971">
            <text:p>411539.43</text:p>
          </table:table-cell>
          <table:table-cell table:style-name="ce7" table:formula="of:=([.E15]-[.F15])^2" office:value-type="float" office:value="0.00161995403845704">
            <text:p>0.0016</text:p>
          </table:table-cell>
          <table:table-cell table:style-name="ce7" table:formula="of:=ABS([.E15]-[.F15])" office:value-type="float" office:value="0.0402486526290886">
            <text:p>0.0402</text:p>
          </table:table-cell>
          <table:table-cell table:number-columns-repeated="101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table:style-name="ce5" table:formula="of:=[.E16]-([.A16]+[.A16]*[.B16]+[.A16]*[.B16]*[.C16]-[.C16]*[.C16]+[.C16]/[.A16]+7*[.B16]/[.C16])" office:value-type="float" office:value="5.00000000020373">
            <text:p>5.000000000204</text:p>
          </table:table-cell>
          <table:table-cell table:style-name="ce6" office:value-type="float" office:value="197055.945158103">
            <text:p>197055.95</text:p>
          </table:table-cell>
          <table:table-cell table:style-name="ce6" table:formula="of:=[.A16]+[.A16]*[.B16]+[.A16]*[.B16]*[.C16]-[.C16]*[.C16]+[.C16]/[.A16]+7*[.B16]/[.C16]+4 + ([.B16]-16)*([.B16]/8 + 16)/(3*[.B16] + 96)" office:value-type="float" office:value="197055.95173705">
            <text:p>197055.95</text:p>
          </table:table-cell>
          <table:table-cell table:style-name="ce7" table:formula="of:=([.E16]-[.F16])^2" office:value-type="float" office:value="0.0000432825456749083">
            <text:p>0.0000</text:p>
          </table:table-cell>
          <table:table-cell table:style-name="ce7" table:formula="of:=ABS([.E16]-[.F16])" office:value-type="float" office:value="0.00657894715550356">
            <text:p>0.0066</text:p>
          </table:table-cell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style-name="ce5" table:formula="of:=[.E17]-([.A17]+[.A17]*[.B17]+[.A17]*[.B17]*[.C17]-[.C17]*[.C17]+[.C17]/[.A17]+7*[.B17]/[.C17])" office:value-type="float" office:value="6.99999999973807">
            <text:p>6.999999999738</text:p>
          </table:table-cell>
          <table:table-cell table:style-name="ce6" office:value-type="float" office:value="128352.990937746">
            <text:p>128352.99</text:p>
          </table:table-cell>
          <table:table-cell table:style-name="ce6" table:formula="of:=[.A17]+[.A17]*[.B17]+[.A17]*[.B17]*[.C17]-[.C17]*[.C17]+[.C17]/[.A17]+7*[.B17]/[.C17]+4 + ([.B17]-16)*([.B17]/8 + 16)/(3*[.B17] + 96)" office:value-type="float" office:value="128352.995567376">
            <text:p>128353.00</text:p>
          </table:table-cell>
          <table:table-cell table:style-name="ce7" table:formula="of:=([.E17]-[.F17])^2" office:value-type="float" office:value="0.0000214334729827675">
            <text:p>0.0000</text:p>
          </table:table-cell>
          <table:table-cell table:style-name="ce7" table:formula="of:=ABS([.E17]-[.F17])" office:value-type="float" office:value="0.0046296298969537">
            <text:p>0.004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style-name="ce5" table:formula="of:=[.E18]-([.A18]+[.A18]*[.B18]+[.A18]*[.B18]*[.C18]-[.C18]*[.C18]+[.C18]/[.A18]+7*[.B18]/[.C18])" office:value-type="float" office:value="9.48683298079413">
            <text:p>9.486832980794</text:p>
          </table:table-cell>
          <table:table-cell table:style-name="ce6" office:value-type="float" office:value="144679.209055203">
            <text:p>144679.21</text:p>
          </table:table-cell>
          <table:table-cell table:style-name="ce6" table:formula="of:=[.A18]+[.A18]*[.B18]+[.A18]*[.B18]*[.C18]-[.C18]*[.C18]+[.C18]/[.A18]+7*[.B18]/[.C18]+4 + ([.B18]-16)*([.B18]/8 + 16)/(3*[.B18] + 96)" office:value-type="float" office:value="144679.231785064">
            <text:p>144679.23</text:p>
          </table:table-cell>
          <table:table-cell table:style-name="ce7" table:formula="of:=([.E18]-[.F18])^2" office:value-type="float" office:value="0.000516646569038215">
            <text:p>0.0005</text:p>
          </table:table-cell>
          <table:table-cell table:style-name="ce7" table:formula="of:=ABS([.E18]-[.F18])" office:value-type="float" office:value="0.0227298607351258">
            <text:p>0.0227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style-name="ce5" table:formula="of:=[.E19]-([.A19]+[.A19]*[.B19]+[.A19]*[.B19]*[.C19]-[.C19]*[.C19]+[.C19]/[.A19]+7*[.B19]/[.C19])" office:value-type="float" office:value="6.08276253026997">
            <text:p>6.082762530270</text:p>
          </table:table-cell>
          <table:table-cell table:style-name="ce6" office:value-type="float" office:value="29189.2820549831">
            <text:p>29189.28</text:p>
          </table:table-cell>
          <table:table-cell table:style-name="ce6" table:formula="of:=[.A19]+[.A19]*[.B19]+[.A19]*[.B19]*[.C19]-[.C19]*[.C19]+[.C19]/[.A19]+7*[.B19]/[.C19]+4 + ([.B19]-16)*([.B19]/8 + 16)/(3*[.B19] + 96)" office:value-type="float" office:value="29189.2916837572">
            <text:p>29189.29</text:p>
          </table:table-cell>
          <table:table-cell table:style-name="ce7" table:formula="of:=([.E19]-[.F19])^2" office:value-type="float" office:value="0.0000927132902453551">
            <text:p>0.0001</text:p>
          </table:table-cell>
          <table:table-cell table:style-name="ce7" table:formula="of:=ABS([.E19]-[.F19])" office:value-type="float" office:value="0.00962877407800988">
            <text:p>0.0096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style-name="ce5" table:formula="of:=[.E20]-([.A20]+[.A20]*[.B20]+[.A20]*[.B20]*[.C20]-[.C20]*[.C20]+[.C20]/[.A20]+7*[.B20]/[.C20])" office:value-type="float" office:value="7.61577310586654">
            <text:p>7.615773105867</text:p>
          </table:table-cell>
          <table:table-cell table:style-name="ce6" office:value-type="float" office:value="31374.4991064392">
            <text:p>31374.50</text:p>
          </table:table-cell>
          <table:table-cell table:style-name="ce6" table:formula="of:=[.A20]+[.A20]*[.B20]+[.A20]*[.B20]*[.C20]-[.C20]*[.C20]+[.C20]/[.A20]+7*[.B20]/[.C20]+4 + ([.B20]-16)*([.B20]/8 + 16)/(3*[.B20] + 96)" office:value-type="float" office:value="31374.5">
            <text:p>31374.50</text:p>
          </table:table-cell>
          <table:table-cell table:style-name="ce7" table:formula="of:=([.E20]-[.F20])^2" office:value-type="float" office:value="0.000000798450900493148">
            <text:p>0.0000</text:p>
          </table:table-cell>
          <table:table-cell table:style-name="ce7" table:formula="of:=ABS([.E20]-[.F20])" office:value-type="float" office:value="0.000893560798431281">
            <text:p>0.0009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8" table:formula="of:=SQRT(SUM([.G2:.G20])/19)" office:value-type="float" office:value="0.0143783401052787">
            <text:p>0.014378</text:p>
          </table:table-cell>
          <table:table-cell table:style-name="ce8" table:formula="of:=SUM([.H2:.H20])/19" office:value-type="float" office:value="0.0100899462488781">
            <text:p>0.010090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rd" table:style-name="ta1" table:print="false"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4" table:default-cell-style-name="Default"/>
        <table:table-column table:style-name="co15" table:default-cell-style-name="ce10"/>
        <table:table-column table:style-name="co1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ARGET OUTPUT</text:p>
          </table:table-cell>
          <table:table-cell table:style-name="Default" office:value-type="string">
            <text:p>MAARTEN OUPUT</text:p>
          </table:table-cell>
          <table:table-cell office:value-type="string">
            <text:p>RMS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formula="of:=[.E2]-([.A2]*[.B2]*[.C2] + [.A2]*[.B2]*[.B2]*[.B2] - [.B2]/([.A2]+[.C2]) + 17)" office:value-type="float" office:value="0.0000816322863101959">
            <text:p>8.16322863101959E-005</text:p>
          </table:table-cell>
          <table:table-cell office:value-type="float" office:value="8670418.296">
            <text:p>8670418.296</text:p>
          </table:table-cell>
          <table:table-cell table:style-name="ce9" table:formula="of:=[.A2]*[.B2]*[.B2]*[.B2] + [.A2]*[.B2]*[.C2] - [.B2]/([.A2]+[.C2]) + 17" office:value-type="float" office:value="8670418.29591837">
            <text:p>8670418.296</text:p>
          </table:table-cell>
          <table:table-cell table:formula="of:=([.E2]-[.F2])^2" office:value-type="float" office:value="0.0000000066638301682298">
            <text:p>6.6638301682298E-00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31">
            <text:p>31</text:p>
          </table:table-cell>
          <table:table-cell table:formula="of:=[.E3]-([.A3]*[.B3]*[.C3] + [.A3]*[.B3]*[.B3]*[.B3] - [.B3]/([.A3]+[.C3]) + 17)" office:value-type="float" office:value="-0.0011111106723547">
            <text:p>-0.0011111107</text:p>
          </table:table-cell>
          <table:table-cell office:value-type="float" office:value="11668986.91">
            <text:p>11668986.91</text:p>
          </table:table-cell>
          <table:table-cell table:formula="of:=[.A3]*[.B3]*[.B3]*[.B3] + [.A3]*[.B3]*[.C3] - [.B3]/([.A3]+[.C3]) + 17" office:value-type="float" office:value="11668986.9111111">
            <text:p>11668986.91</text:p>
          </table:table-cell>
          <table:table-cell table:formula="of:=([.E3]-[.F3])^2" office:value-type="float" office:value="0.00000123456692622051">
            <text:p>1.23456692622051E-00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table:formula="of:=[.E4]-([.A4]*[.B4]*[.C4] + [.A4]*[.B4]*[.B4]*[.B4] - [.B4]/([.A4]+[.C4]) + 17)" office:value-type="float" office:value="0.000245901755988598">
            <text:p>0.0002459018</text:p>
          </table:table-cell>
          <table:table-cell office:value-type="float" office:value="6187444.115">
            <text:p>6187444.115</text:p>
          </table:table-cell>
          <table:table-cell table:style-name="ce9" table:formula="of:=[.A4]*[.B4]*[.B4]*[.B4] + [.A4]*[.B4]*[.C4] - [.B4]/([.A4]+[.C4]) + 17" office:value-type="float" office:value="6187444.1147541">
            <text:p>6187444.115</text:p>
          </table:table-cell>
          <table:table-cell table:formula="of:=([.E4]-[.F4])^2" office:value-type="float" office:value="0.0000000604676735982759">
            <text:p>6.04676735982759E-00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table:formula="of:=[.E5]-([.A5]*[.B5]*[.C5] + [.A5]*[.B5]*[.B5]*[.B5] - [.B5]/([.A5]+[.C5]) + 17)" office:value-type="float" office:value="-0.000217391178011894">
            <text:p>-0.0002173912</text:p>
          </table:table-cell>
          <table:table-cell office:value-type="float" office:value="3916816.565">
            <text:p>3916816.565</text:p>
          </table:table-cell>
          <table:table-cell table:style-name="ce9" table:formula="of:=[.A5]*[.B5]*[.B5]*[.B5] + [.A5]*[.B5]*[.C5] - [.B5]/([.A5]+[.C5]) + 17" office:value-type="float" office:value="3916816.56521739">
            <text:p>3916816.565</text:p>
          </table:table-cell>
          <table:table-cell table:formula="of:=([.E5]-[.F5])^2" office:value-type="float" office:value="0.0000000472589242773991">
            <text:p>4.72589242773991E-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table:formula="of:=[.E6]-([.A6]*[.B6]*[.C6] + [.A6]*[.B6]*[.B6]*[.B6] - [.B6]/([.A6]+[.C6]) + 17)" office:value-type="float" office:value="0">
            <text:p>0</text:p>
          </table:table-cell>
          <table:table-cell office:value-type="float" office:value="886187">
            <text:p>886187</text:p>
          </table:table-cell>
          <table:table-cell table:style-name="ce11" table:formula="of:=[.A6]*[.B6]*[.B6]*[.B6] + [.A6]*[.B6]*[.C6] - [.B6]/([.A6]+[.C6]) + 17" office:value-type="float" office:value="886187">
            <text:p>886187</text:p>
          </table:table-cell>
          <table:table-cell table:formula="of:=([.E6]-[.F6])^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table:formula="of:=[.E7]-([.A7]*[.B7]*[.C7] + [.A7]*[.B7]*[.B7]*[.B7] - [.B7]/([.A7]+[.C7]) + 17)" office:value-type="float" office:value="-0.0000368421897292137">
            <text:p>-3.68421897292137E-005</text:p>
          </table:table-cell>
          <table:table-cell office:value-type="float" office:value="615544.8947">
            <text:p>615544.8947</text:p>
          </table:table-cell>
          <table:table-cell table:style-name="ce12" table:formula="of:=[.A7]*[.B7]*[.B7]*[.B7] + [.A7]*[.B7]*[.C7] - [.B7]/([.A7]+[.C7]) + 17" office:value-type="float" office:value="615544.894736842">
            <text:p>615544.8947</text:p>
          </table:table-cell>
          <table:table-cell table:formula="of:=([.E7]-[.F7])^2" office:value-type="float" office:value="0.00000000135734694404338">
            <text:p>1.35734694404338E-0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table:formula="of:=[.E8]-([.A8]*[.B8]*[.C8] + [.A8]*[.B8]*[.B8]*[.B8] - [.B8]/([.A8]+[.C8]) + 17)" office:value-type="float" office:value="-0.000112676061689854">
            <text:p>-0.0001126761</text:p>
          </table:table-cell>
          <table:table-cell office:value-type="float" office:value="3074472.352">
            <text:p>3074472.352</text:p>
          </table:table-cell>
          <table:table-cell table:style-name="ce9" table:formula="of:=[.A8]*[.B8]*[.B8]*[.B8] + [.A8]*[.B8]*[.C8] - [.B8]/([.A8]+[.C8]) + 17" office:value-type="float" office:value="3074472.35211268">
            <text:p>3074472.352</text:p>
          </table:table-cell>
          <table:table-cell table:formula="of:=([.E8]-[.F8])^2" office:value-type="float" office:value="0.0000000126958948779357">
            <text:p>1.26958948779357E-00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table:formula="of:=[.E9]-([.A9]*[.B9]*[.C9] + [.A9]*[.B9]*[.B9]*[.B9] - [.B9]/([.A9]+[.C9]) + 17)" office:value-type="float" office:value="-0.00209150463342667">
            <text:p>-0.0020915046</text:p>
          </table:table-cell>
          <table:table-cell office:value-type="float" office:value="20235088.56">
            <text:p>20235088.56</text:p>
          </table:table-cell>
          <table:table-cell table:formula="of:=[.A9]*[.B9]*[.B9]*[.B9] + [.A9]*[.B9]*[.C9] - [.B9]/([.A9]+[.C9]) + 17" office:value-type="float" office:value="20235088.5620915">
            <text:p>20235088.56</text:p>
          </table:table-cell>
          <table:table-cell table:formula="of:=([.E9]-[.F9])^2" office:value-type="float" office:value="0.00000437439163164521">
            <text:p>4.37439163164521E-00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formula="of:=[.E10]-([.A10]*[.B10]*[.C10] + [.A10]*[.B10]*[.B10]*[.B10] - [.B10]/([.A10]+[.C10]) + 17)" office:value-type="float" office:value="0.00000754720531404018">
            <text:p>7.54720531404018E-006</text:p>
          </table:table-cell>
          <table:table-cell office:value-type="float" office:value="580336.8868">
            <text:p>580336.8868</text:p>
          </table:table-cell>
          <table:table-cell table:style-name="ce12" table:formula="of:=[.A10]*[.B10]*[.B10]*[.B10] + [.A10]*[.B10]*[.C10] - [.B10]/([.A10]+[.C10]) + 17" office:value-type="float" office:value="580336.886792453">
            <text:p>580336.8868</text:p>
          </table:table-cell>
          <table:table-cell table:formula="of:=([.E10]-[.F10])^2" office:value-type="float" office:value="0.0000000000569603080522764">
            <text:p>5.69603080522764E-01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table:formula="of:=[.E11]-([.A11]*[.B11]*[.C11] + [.A11]*[.B11]*[.B11]*[.B11] - [.B11]/([.A11]+[.C11]) + 17)" office:value-type="float" office:value="0.00103448331356049">
            <text:p>0.0010344833</text:p>
          </table:table-cell>
          <table:table-cell office:value-type="float" office:value="18366255.57">
            <text:p>18366255.57</text:p>
          </table:table-cell>
          <table:table-cell table:formula="of:=[.A11]*[.B11]*[.B11]*[.B11] + [.A11]*[.B11]*[.C11] - [.B11]/([.A11]+[.C11]) + 17" office:value-type="float" office:value="18366255.5689655">
            <text:p>18366255.57</text:p>
          </table:table-cell>
          <table:table-cell table:formula="of:=([.E11]-[.F11])^2" office:value-type="float" office:value="0.00000107015572603508">
            <text:p>1.07015572603508E-00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table:formula="of:=[.E12]-([.A12]*[.B12]*[.C12] + [.A12]*[.B12]*[.B12]*[.B12] - [.B12]/([.A12]+[.C12]) + 17)" office:value-type="float" office:value="0.000494505278766155">
            <text:p>0.0004945053</text:p>
          </table:table-cell>
          <table:table-cell office:value-type="float" office:value="5829688.495">
            <text:p>5829688.495</text:p>
          </table:table-cell>
          <table:table-cell table:style-name="ce9" table:formula="of:=[.A12]*[.B12]*[.B12]*[.B12] + [.A12]*[.B12]*[.C12] - [.B12]/([.A12]+[.C12]) + 17" office:value-type="float" office:value="5829688.4945055">
            <text:p>5829688.495</text:p>
          </table:table-cell>
          <table:table-cell table:formula="of:=([.E12]-[.F12])^2" office:value-type="float" office:value="0.000000244535470727593">
            <text:p>2.44535470727593E-00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table:formula="of:=[.E13]-([.A13]*[.B13]*[.C13] + [.A13]*[.B13]*[.B13]*[.B13] - [.B13]/([.A13]+[.C13]) + 17)" office:value-type="float" office:value="0.0031413659453392">
            <text:p>0.0031413659</text:p>
          </table:table-cell>
          <table:table-cell office:value-type="float" office:value="45442028.6">
            <text:p>45442028.6</text:p>
          </table:table-cell>
          <table:table-cell table:style-name="ce2" table:formula="of:=[.A13]*[.B13]*[.B13]*[.B13] + [.A13]*[.B13]*[.C13] - [.B13]/([.A13]+[.C13]) + 17" office:value-type="float" office:value="45442028.5968586">
            <text:p>45442028.6</text:p>
          </table:table-cell>
          <table:table-cell table:formula="of:=([.E13]-[.F13])^2" office:value-type="float" office:value="0.00000986818000253686">
            <text:p>9.86818000253686E-00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table:formula="of:=[.E14]-([.A14]*[.B14]*[.C14] + [.A14]*[.B14]*[.B14]*[.B14] - [.B14]/([.A14]+[.C14]) + 17)" office:value-type="float" office:value="-0.00324323773384094">
            <text:p>-0.0032432377</text:p>
          </table:table-cell>
          <table:table-cell office:value-type="float" office:value="56331045.74">
            <text:p>56331045.74</text:p>
          </table:table-cell>
          <table:table-cell table:formula="of:=[.A14]*[.B14]*[.B14]*[.B14] + [.A14]*[.B14]*[.C14] - [.B14]/([.A14]+[.C14]) + 17" office:value-type="float" office:value="56331045.7432432">
            <text:p>56331045.74</text:p>
          </table:table-cell>
          <table:table-cell table:formula="of:=([.E14]-[.F14])^2" office:value-type="float" office:value="0.0000105185909982097">
            <text:p>1.05185909982097E-00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table:formula="of:=[.E15]-([.A15]*[.B15]*[.C15] + [.A15]*[.B15]*[.B15]*[.B15] - [.B15]/([.A15]+[.C15]) + 17)" office:value-type="float" office:value="0.00464285723865032">
            <text:p>0.0046428572</text:p>
          </table:table-cell>
          <table:table-cell office:value-type="float" office:value="15165958.46">
            <text:p>15165958.46</text:p>
          </table:table-cell>
          <table:table-cell table:formula="of:=[.A15]*[.B15]*[.B15]*[.B15] + [.A15]*[.B15]*[.C15] - [.B15]/([.A15]+[.C15]) + 17" office:value-type="float" office:value="15165958.4553571">
            <text:p>15165958.46</text:p>
          </table:table-cell>
          <table:table-cell table:formula="of:=([.E15]-[.F15])^2" office:value-type="float" office:value="0.0000215561233384877">
            <text:p>2.15561233384877E-0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table:formula="of:=[.E16]-([.A16]*[.B16]*[.C16] + [.A16]*[.B16]*[.B16]*[.B16] - [.B16]/([.A16]+[.C16]) + 17)" office:value-type="float" office:value="-0.000162789598107338">
            <text:p>-0.0001627896</text:p>
          </table:table-cell>
          <table:table-cell office:value-type="float" office:value="9243016.651">
            <text:p>9243016.651</text:p>
          </table:table-cell>
          <table:table-cell table:style-name="ce9" table:formula="of:=[.A16]*[.B16]*[.B16]*[.B16] + [.A16]*[.B16]*[.C16] - [.B16]/([.A16]+[.C16]) + 17" office:value-type="float" office:value="9243016.65116279">
            <text:p>9243016.651</text:p>
          </table:table-cell>
          <table:table-cell table:formula="of:=([.E16]-[.F16])^2" office:value-type="float" office:value="0.0000000265004532519486">
            <text:p>2.65004532519486E-0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table:formula="of:=[.E17]-([.A17]*[.B17]*[.C17] + [.A17]*[.B17]*[.B17]*[.B17] - [.B17]/([.A17]+[.C17]) + 17)" office:value-type="float" office:value="0.0028571430593729">
            <text:p>0.0028571431</text:p>
          </table:table-cell>
          <table:table-cell office:value-type="float" office:value="16467279.86">
            <text:p>16467279.86</text:p>
          </table:table-cell>
          <table:table-cell table:formula="of:=[.A17]*[.B17]*[.B17]*[.B17] + [.A17]*[.B17]*[.C17] - [.B17]/([.A17]+[.C17]) + 17" office:value-type="float" office:value="16467279.8571429">
            <text:p>16467279.86</text:p>
          </table:table-cell>
          <table:table-cell table:formula="of:=([.E17]-[.F17])^2" office:value-type="float" office:value="0.00000816326646172275">
            <text:p>8.16326646172275E-00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formula="of:=[.E18]-([.A18]*[.B18]*[.C18] + [.A18]*[.B18]*[.B18]*[.B18] - [.B18]/([.A18]+[.C18]) + 17)" office:value-type="float" office:value="0.00028571393340826">
            <text:p>0.0002857139</text:p>
          </table:table-cell>
          <table:table-cell office:value-type="float" office:value="6857152.686">
            <text:p>6857152.686</text:p>
          </table:table-cell>
          <table:table-cell table:style-name="ce9" table:formula="of:=[.A18]*[.B18]*[.B18]*[.B18] + [.A18]*[.B18]*[.C18] - [.B18]/([.A18]+[.C18]) + 17" office:value-type="float" office:value="6857152.68571429">
            <text:p>6857152.686</text:p>
          </table:table-cell>
          <table:table-cell table:formula="of:=([.E18]-[.F18])^2" office:value-type="float" office:value="0.0000000816324517436198">
            <text:p>8.16324517436198E-008</text:p>
          </table:table-cell>
        </table:table-row>
        <table:table-row table:style-name="ro1">
          <table:table-cell table:number-columns-repeated="2" office:value-type="float" office:value="86">
            <text:p>86</text:p>
          </table:table-cell>
          <table:table-cell office:value-type="float" office:value="30">
            <text:p>30</text:p>
          </table:table-cell>
          <table:table-cell table:formula="of:=[.E19]-([.A19]*[.B19]*[.C19] + [.A19]*[.B19]*[.B19]*[.B19] - [.B19]/([.A19]+[.C19]) + 17)" office:value-type="float" office:value="0.00137931108474731">
            <text:p>0.0013793111</text:p>
          </table:table-cell>
          <table:table-cell office:value-type="float" office:value="54922712.26">
            <text:p>54922712.26</text:p>
          </table:table-cell>
          <table:table-cell table:formula="of:=[.A19]*[.B19]*[.B19]*[.B19] + [.A19]*[.B19]*[.C19] - [.B19]/([.A19]+[.C19]) + 17" office:value-type="float" office:value="54922712.2586207">
            <text:p>54922712.26</text:p>
          </table:table-cell>
          <table:table-cell table:formula="of:=([.E19]-[.F19])^2" office:value-type="float" office:value="0.00000190249906850681">
            <text:p>1.90249906850681E-0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table:formula="of:=[.E20]-([.A20]*[.B20]*[.C20] + [.A20]*[.B20]*[.B20]*[.B20] - [.B20]/([.A20]+[.C20]) + 17)" office:value-type="float" office:value="-0.00375000014901161">
            <text:p>-0.0037500001</text:p>
          </table:table-cell>
          <table:table-cell office:value-type="float" office:value="12232215.84">
            <text:p>12232215.84</text:p>
          </table:table-cell>
          <table:table-cell table:formula="of:=[.A20]*[.B20]*[.B20]*[.B20] + [.A20]*[.B20]*[.C20] - [.B20]/([.A20]+[.C20]) + 17" office:value-type="float" office:value="12232215.84375">
            <text:p>12232215.84</text:p>
          </table:table-cell>
          <table:table-cell table:formula="of:=([.E20]-[.F20])^2" office:value-type="float" office:value="0.0000140625011175871">
            <text:p>1.40625011175871E-005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SQRT(SUM([.G2:.G20])/19)" office:value-type="float" office:value="0.00196323369492447">
            <text:p>0.00196323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4/05/2020</text:date>, <text:time>08:08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mith</meta:initial-creator>
    <meta:creation-date>2020-03-15T16:25:11.47</meta:creation-date>
    <dc:date>2020-04-05T08:08:00.71</dc:date>
    <dc:creator>John Smith</dc:creator>
    <meta:editing-duration>P1DT11H24M15S</meta:editing-duration>
    <meta:editing-cycles>24</meta:editing-cycles>
    <meta:generator>OpenOffice/4.1.7$Win32 OpenOffice.org_project/417m1$Build-9800</meta:generator>
    <meta:document-statistic meta:table-count="4" meta:cell-count="67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0">
      <number:number number:decimal-places="1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26cm" style:legend-expansion="high" chart:style-name="ch2"/>
        <chart:plot-area chart:style-name="ch3" table:cell-range-address="medium.B2:medium.B20 medium.D2:medium.D20" svg:x="0.77cm" svg:y="0.855cm" svg:width="10.468cm" svg:height="7.545cm">
          <chartooo:coordinate-region svg:x="3.72cm" svg:y="1.068cm" svg:width="7.238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dium.D2:medium.D20" chart:class="chart:scatter">
            <chart:domain table:cell-range-address="medium.B2:medium.B20"/>
            <chart:regression-curve chart:style-name="ch8">
              <chart:equation chart:display-r-square="true"/>
            </chart:regression-curve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medium.B2:medium.B20</svg:desc>
                </draw:g>
              </table:table-cell>
              <table:table-cell office:value-type="float" office:value="7.6157731058338">
                <text:p>7.6157731058338</text:p>
                <draw:g>
                  <svg:desc>medium.D2:medium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7.28010988938331">
                <text:p>7.28010988938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7.6811457478907">
                <text:p>7.6811457478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9.11043357913513">
                <text:p>9.11043357913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16227766016527">
                <text:p>3.16227766016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9.38083151943283">
                <text:p>9.3808315194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8.54400374507532">
                <text:p>8.54400374507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6.78232998312342">
                <text:p>6.78232998312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99999999995634">
                <text:p>2.99999999995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8.3666002653772">
                <text:p>8.3666002653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4.58257569495549">
                <text:p>4.58257569495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6.55743852441083">
                <text:p>6.55743852441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5.74456264656328">
                <text:p>5.74456264656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9.89949493709719">
                <text:p>9.89949493709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5.00000000020373">
                <text:p>5.00000000020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6.99999999973807">
                <text:p>6.99999999973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9.48683298079413">
                <text:p>9.48683298079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6.08276253026997">
                <text:p>6.08276253026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7.61577310586654">
                <text:p>7.61577310586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